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3D23F117ED.png"/>
  <manifest:file-entry manifest:media-type="image/png" manifest:full-path="Pictures/10000000000000140000003DF0F2B8BD.png"/>
  <manifest:file-entry manifest:media-type="image/png" manifest:full-path="Pictures/100000000000000F0000003DBAFBB785.png"/>
  <manifest:file-entry manifest:media-type="image/png" manifest:full-path="Pictures/10000000000000180000003D0E8BB363.png"/>
  <manifest:file-entry manifest:media-type="image/png" manifest:full-path="Pictures/10000000000000640000003DA0988726.png"/>
  <manifest:file-entry manifest:media-type="image/png" manifest:full-path="Pictures/10000000000000180000003DEE5F5793.png"/>
  <manifest:file-entry manifest:media-type="image/png" manifest:full-path="Pictures/10000000000000180000003D8050DDF7.png"/>
  <manifest:file-entry manifest:media-type="image/png" manifest:full-path="Pictures/10000000000000180000003D179717F0.png"/>
  <manifest:file-entry manifest:media-type="image/png" manifest:full-path="Pictures/10000000000000180000003D0E0309F9.png"/>
  <manifest:file-entry manifest:media-type="image/png" manifest:full-path="Pictures/10000000000000180000003D8FF13E54.png"/>
  <manifest:file-entry manifest:media-type="image/png" manifest:full-path="Pictures/10000000000000180000003DE6F41829.png"/>
  <manifest:file-entry manifest:media-type="image/png" manifest:full-path="Pictures/10000000000000140000003D94AF4A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.389in" svg:height="0.8472in" draw:z-index="0"><draw:image xlink:href="Pictures/10000000000000640000003DA0988726.png" xlink:type="simple" xlink:show="embed" xlink:actuate="onLoad"/></draw:frame></text:p>
      <text:p text:style-name="Standard"><draw:frame draw:style-name="fr1" draw:name="graphics4" text:anchor-type="paragraph" svg:width="0.278in" svg:height="0.8472in" draw:z-index="3"><draw:image xlink:href="Pictures/10000000000000140000003DF0F2B8BD.png" xlink:type="simple" xlink:show="embed" xlink:actuate="onLoad"/></draw:frame></text:p>
      <text:p text:style-name="Standard"/>
      <text:p text:style-name="Standard"><draw:frame draw:style-name="fr1" draw:name="graphics2" text:anchor-type="paragraph" svg:width="0.2083in" svg:height="0.8472in" draw:z-index="1"><draw:image xlink:href="Pictures/100000000000000F0000003DBAFBB785.png" xlink:type="simple" xlink:show="embed" xlink:actuate="onLoad"/></draw:frame></text:p>
      <text:p text:style-name="Standard"><draw:frame draw:style-name="fr1" draw:name="graphics5" text:anchor-type="paragraph" svg:width="0.278in" svg:height="0.8472in" draw:z-index="4"><draw:image xlink:href="Pictures/10000000000000140000003D94AF4AFD.png" xlink:type="simple" xlink:show="embed" xlink:actuate="onLoad"/></draw:frame><draw:frame draw:style-name="fr1" draw:name="graphics3" text:anchor-type="paragraph" svg:width="0.3335in" svg:height="0.8472in" draw:z-index="2"><draw:image xlink:href="Pictures/10000000000000180000003D0E0309F9.png" xlink:type="simple" xlink:show="embed" xlink:actuate="onLoad"/></draw:frame></text:p>
      <text:p text:style-name="Standard"/>
      <text:p text:style-name="Standard"/>
      <text:p text:style-name="Standard"><draw:frame draw:style-name="fr1" draw:name="graphics12" text:anchor-type="paragraph" svg:width="0.3335in" svg:height="0.8472in" draw:z-index="11"><draw:image xlink:href="Pictures/10000000000000180000003D179717F0.png" xlink:type="simple" xlink:show="embed" xlink:actuate="onLoad"/></draw:frame></text:p>
      <text:p text:style-name="Standard"/>
      <text:p text:style-name="Standard"/>
      <text:p text:style-name="Standard"><draw:frame draw:style-name="fr1" draw:name="graphics11" text:anchor-type="paragraph" svg:width="0.3335in" svg:height="0.8472in" draw:z-index="10"><draw:image xlink:href="Pictures/10000000000000180000003D0E8BB363.png" xlink:type="simple" xlink:show="embed" xlink:actuate="onLoad"/></draw:frame></text:p>
      <text:p text:style-name="Standard"><draw:frame draw:style-name="fr1" draw:name="graphics10" text:anchor-type="paragraph" svg:width="0.3335in" svg:height="0.8472in" draw:z-index="9"><draw:image xlink:href="Pictures/10000000000000180000003DEE5F5793.png" xlink:type="simple" xlink:show="embed" xlink:actuate="onLoad"/></draw:frame></text:p>
      <text:p text:style-name="Standard"/>
      <text:p text:style-name="Standard"><draw:frame draw:style-name="fr1" draw:name="graphics9" text:anchor-type="paragraph" svg:width="0.3335in" svg:height="0.8472in" draw:z-index="8"><draw:image xlink:href="Pictures/10000000000000180000003D8FF13E54.png" xlink:type="simple" xlink:show="embed" xlink:actuate="onLoad"/></draw:frame></text:p>
      <text:p text:style-name="Standard"><draw:frame draw:style-name="fr1" draw:name="graphics6" text:anchor-type="paragraph" svg:width="0.3335in" svg:height="0.8472in" draw:z-index="5"><draw:image xlink:href="Pictures/10000000000000180000003D23F117ED.png" xlink:type="simple" xlink:show="embed" xlink:actuate="onLoad"/></draw:frame><text:soft-page-break/></text:p>
      <text:p text:style-name="Standard"><draw:frame draw:style-name="fr1" draw:name="graphics7" text:anchor-type="paragraph" svg:width="0.3335in" svg:height="0.8472in" draw:z-index="6"><draw:image xlink:href="Pictures/10000000000000180000003D8050DDF7.png" xlink:type="simple" xlink:show="embed" xlink:actuate="onLoad"/></draw:frame><draw:frame draw:style-name="fr2" draw:name="graphics8" text:anchor-type="paragraph" svg:x="3.2957in" svg:y="1.039in" svg:width="0.3335in" svg:height="0.8472in" draw:z-index="7"><draw:image xlink:href="Pictures/10000000000000180000003DE6F4182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Rondeau</meta:initial-creator>
    <meta:creation-date>2010-05-19T14:48:41</meta:creation-date>
    <dc:date>2010-05-19T15:13:50</dc:date>
    <dc:creator>Andrew Rondeau</dc:creator>
    <meta:editing-duration>PT00H25M11S</meta:editing-duration>
    <meta:editing-cycles>3</meta:editing-cycles>
    <meta:generator>OpenOffice.org/3.2$Unix OpenOffice.org_project/320m12$Build-9483</meta:generator>
    <meta:document-statistic meta:table-count="0" meta:image-count="12" meta:object-count="0" meta:page-count="2" meta:paragraph-count="0" meta:word-count="0" meta:character-count="0"/>
  </office:meta>
</office:document-meta>
</file>